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400C3F38B61AB72F311.png" manifest:media-type="image/png"/>
  <manifest:file-entry manifest:full-path="Pictures/1000000000000258000004000CBF69C2BA0B0B49.png" manifest:media-type="image/png"/>
  <manifest:file-entry manifest:full-path="Pictures/100000000000025800000400D1BB72DB9500B614.png" manifest:media-type="image/png"/>
  <manifest:file-entry manifest:full-path="Pictures/10000000000002580000040007A5E9A465FEC463.png" manifest:media-type="image/png"/>
  <manifest:file-entry manifest:full-path="Pictures/1000000000000258000004008A67FD5FE26CADB7.png" manifest:media-type="image/png"/>
  <manifest:file-entry manifest:full-path="Pictures/10000000000002580000040009BECC00C1D25F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303cm" svg:height="20.999cm" svg:x="0cm" svg:y="0cm">
          <draw:image xlink:href="Pictures/100000000000025800000400D1BB72DB9500B614.png" xlink:type="simple" xlink:show="embed" xlink:actuate="onLoad">
            <text:p/>
          </draw:image>
        </draw:frame>
        <draw:frame draw:style-name="gr2" draw:text-style-name="P3" draw:layer="layout" svg:width="5.248cm" svg:height="1.115cm" svg:x="17.12cm" svg:y="1.037cm">
          <draw:text-box>
            <text:p text:style-name="P2">Erster Scree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2.303cm" svg:height="20.999cm" svg:x="0cm" svg:y="0.001cm">
          <draw:image xlink:href="Pictures/1000000000000258000004000CBF69C2BA0B0B49.png" xlink:type="simple" xlink:show="embed" xlink:actuate="onLoad">
            <text:p/>
          </draw:image>
        </draw:frame>
        <draw:line draw:style-name="gr4" draw:text-style-name="P5" draw:layer="layout" svg:x1="5.5cm" svg:y1="20.5cm" svg:x2="4cm" svg:y2="18.5cm">
          <text:p/>
        </draw:line>
        <draw:frame draw:style-name="gr2" draw:text-style-name="P6" draw:layer="layout" svg:width="2.653cm" svg:height="0.963cm" svg:x="0.847cm" svg:y="17.537cm">
          <draw:text-box>
            <text:p>Tooltips</text:p>
          </draw:text-box>
        </draw:frame>
        <draw:frame draw:style-name="gr2" draw:text-style-name="P6" draw:layer="layout" svg:width="6.052cm" svg:height="0.963cm" svg:x="0.5cm" svg:y="3.5cm">
          <draw:text-box>
            <text:p>1. Bluetooth wählen</text:p>
          </draw:text-box>
        </draw:frame>
        <draw:frame draw:style-name="gr1" draw:text-style-name="P1" draw:layer="layout" svg:width="12.303cm" svg:height="20.999cm" svg:x="15.697cm" svg:y="0cm">
          <draw:image xlink:href="Pictures/10000000000002580000040007A5E9A465FEC463.png" xlink:type="simple" xlink:show="embed" xlink:actuate="onLoad">
            <text:p/>
          </draw:image>
        </draw:frame>
        <draw:frame draw:style-name="gr2" draw:text-style-name="P6" draw:layer="layout" svg:width="13.198cm" svg:height="1.675cm" svg:x="14.5cm" svg:y="5.325cm">
          <draw:text-box>
            <text:p>2. Entweder Spiel hosten oder einen anderen</text:p>
            <text:p>Spieler herausforder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2.303cm" svg:height="20.999cm" svg:x="0cm" svg:y="0.001cm">
          <draw:image xlink:href="Pictures/1000000000000258000004008A67FD5FE26CADB7.png" xlink:type="simple" xlink:show="embed" xlink:actuate="onLoad">
            <text:p/>
          </draw:image>
        </draw:frame>
        <draw:frame draw:style-name="gr1" draw:text-style-name="P1" draw:layer="layout" svg:width="12.303cm" svg:height="20.999cm" svg:x="15.697cm" svg:y="0cm">
          <draw:image xlink:href="Pictures/10000000000002580000040009BECC00C1D25FAF.png" xlink:type="simple" xlink:show="embed" xlink:actuate="onLoad">
            <text:p/>
          </draw:image>
        </draw:frame>
        <draw:line draw:style-name="gr5" draw:text-style-name="P5" draw:layer="layout" svg:x1="3.5cm" svg:y1="3.5cm" svg:x2="0.5cm" svg:y2="20cm">
          <text:p/>
        </draw:line>
        <draw:line draw:style-name="gr5" draw:text-style-name="P5" draw:layer="layout" svg:x1="16.5cm" svg:y1="3cm" svg:x2="17.5cm" svg:y2="10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2.303cm" svg:height="20.999cm" svg:x="7.697cm" svg:y="0cm">
          <draw:image xlink:href="Pictures/100000000000025800000400C3F38B61AB72F311.png" xlink:type="simple" xlink:show="embed" xlink:actuate="onLoad">
            <text:p/>
          </draw:image>
        </draw:frame>
        <draw:line draw:style-name="gr5" draw:text-style-name="P5" draw:layer="layout" svg:x1="23cm" svg:y1="3.5cm" svg:x2="11cm" svg:y2="3cm">
          <text:p/>
        </draw:line>
        <draw:line draw:style-name="gr5" draw:text-style-name="P5" draw:layer="layout" svg:x1="22.5cm" svg:y1="1cm" svg:x2="12.5cm" svg:y2="2cm">
          <text:p/>
        </draw:line>
        <draw:line draw:style-name="gr5" draw:text-style-name="P5" draw:layer="layout" svg:x1="23.5cm" svg:y1="2.5cm" svg:x2="17.5cm" svg:y2="2.5cm">
          <text:p/>
        </draw:line>
        <draw:line draw:style-name="gr5" draw:text-style-name="P5" draw:layer="layout" svg:x1="21cm" svg:y1="5.5cm" svg:x2="18.5cm" svg:y2="5.5cm">
          <text:p/>
        </draw:line>
        <draw:line draw:style-name="gr5" draw:text-style-name="P5" draw:layer="layout" svg:x1="22cm" svg:y1="12cm" svg:x2="19.5cm" svg:y2="10.5cm">
          <text:p/>
        </draw:line>
        <draw:line draw:style-name="gr5" draw:text-style-name="P5" draw:layer="layout" svg:x1="22cm" svg:y1="12cm" svg:x2="19.5cm" svg:y2="12cm">
          <text:p/>
        </draw:line>
        <draw:line draw:style-name="gr5" draw:text-style-name="P5" draw:layer="layout" svg:x1="22cm" svg:y1="12cm" svg:x2="19.5cm" svg:y2="13cm">
          <text:p/>
        </draw:line>
        <draw:line draw:style-name="gr5" draw:text-style-name="P5" draw:layer="layout" svg:x1="21.5cm" svg:y1="18cm" svg:x2="18cm" svg:y2="18cm">
          <text:p/>
        </draw:line>
        <draw:line draw:style-name="gr5" draw:text-style-name="P5" draw:layer="layout" svg:x1="5cm" svg:y1="10.5cm" svg:x2="7.5cm" svg:y2="10.5cm">
          <text:p/>
        </draw:line>
        <draw:line draw:style-name="gr5" draw:text-style-name="P5" draw:layer="layout" svg:x1="5cm" svg:y1="13.5cm" svg:x2="7.5cm" svg:y2="13.5cm">
          <text:p/>
        </draw:line>
        <draw:frame draw:style-name="gr2" draw:text-style-name="P6" draw:layer="layout" svg:width="4.515cm" svg:height="1.675cm" svg:x="22cm" svg:y="18cm">
          <draw:text-box>
            <text:p>Eigene Karten</text:p>
            <text:p>(auswählbar)</text:p>
          </draw:text-box>
        </draw:frame>
        <draw:frame draw:style-name="gr2" draw:text-style-name="P6" draw:layer="layout" svg:width="6.137cm" svg:height="2.387cm" svg:x="21cm" svg:y="5.537cm">
          <draw:text-box>
            <text:p>Gegnerische Karten</text:p>
            <text:p>(für Debug-Zwecke </text:p>
            <text:p>sichtbar)</text:p>
          </draw:text-box>
        </draw:frame>
        <draw:frame draw:style-name="gr2" draw:text-style-name="P6" draw:layer="layout" svg:width="5.044cm" svg:height="0.963cm" svg:x="22.956cm" svg:y="3.537cm">
          <draw:text-box>
            <text:p>Aufgeben Knopf</text:p>
          </draw:text-box>
        </draw:frame>
        <draw:frame draw:style-name="gr2" draw:text-style-name="P6" draw:layer="layout" svg:width="5.256cm" svg:height="2.387cm" svg:x="22.5cm" svg:y="11.907cm">
          <draw:text-box>
            <text:p>Spielen, Passen </text:p>
            <text:p>und Schlagen</text:p>
            <text:p>Knöpfe</text:p>
          </draw:text-box>
        </draw:frame>
        <draw:frame draw:style-name="gr2" draw:text-style-name="P6" draw:layer="layout" svg:width="2.475cm" svg:height="0.963cm" svg:x="22.525cm" svg:y="0.537cm">
          <draw:text-box>
            <text:p>Punkte</text:p>
          </draw:text-box>
        </draw:frame>
        <draw:frame draw:style-name="gr6" draw:text-style-name="P6" draw:layer="layout" svg:width="4.5cm" svg:height="2.387cm" svg:x="24cm" svg:y="1.5cm">
          <draw:text-box>
            <text:p>User- und </text:p>
            <text:p>Enemyname</text:p>
          </draw:text-box>
        </draw:frame>
        <draw:frame draw:style-name="gr2" draw:text-style-name="P6" draw:layer="layout" svg:width="4.858cm" svg:height="1.675cm" svg:x="2.5cm" svg:y="13.037cm">
          <draw:text-box>
            <text:p>Joker </text:p>
            <text:p><text:s/>(Farbe wichtig)</text:p>
          </draw:text-box>
        </draw:frame>
        <draw:frame draw:style-name="gr2" draw:text-style-name="P6" draw:layer="layout" svg:width="5.15cm" svg:height="1.675cm" svg:x="0.5cm" svg:y="9.5cm">
          <draw:text-box>
            <text:p>Restliche Karten</text:p>
            <text:p><text:s/>(Stapel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M35S</meta:editing-duration>
    <meta:editing-cycles>3</meta:editing-cycles>
    <meta:generator>LibreOffice/5.1.5.2$Windows_x86 LibreOffice_project/7a864d8825610a8c07cfc3bc01dd4fce6a9447e5</meta:generator>
    <dc:date>2016-12-05T21:39:46.456000000</dc:date>
    <meta:document-statistic meta:object-count="60"/>
  </office:meta>
</office:document-meta>
</file>